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78a" officeooo:paragraph-rsid="000ce7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8a" officeooo:paragraph-rsid="000ce7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0ce78a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– Assignment 02</text:p>
      <text:p text:style-name="P2">------------------------------------------------------------------------------------------</text:p>
      <text:p text:style-name="P3">01.Elucidate the following concepts: 'Statically Typed Language', 'Dynamically Typed Language' 'Strongly Typed Language', and 'Loosely Typed Language'? Also, into which of these categories would Java fall?”</text:p>
      <text:p text:style-name="P3"/>
      <text:p text:style-name="P3">Statically Typed Language -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07:35.737109042</meta:creation-date>
    <dc:date>2023-07-30T22:19:54.289096488</dc:date>
    <meta:editing-duration>PT2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5" meta:character-count="365" meta:non-whitespace-character-count="332"/>
  </office:meta>
</office:document-meta>
</file>